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3cdb9" officeooo:paragraph-rsid="0003c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teration went well. <text:s/>We completed everything in the sprint backlog. <text:s/>In general we underestimated the required effort for documentation related tasks and overestimated it for technical tas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05:57.092495968</meta:creation-date>
    <dc:date>2019-09-30T16:52:39.345502763</dc:date>
    <meta:editing-duration>PT4H36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8" meta:character-count="197" meta:non-whitespace-character-count="168"/>
  </office:meta>
</office:document-meta>
</file>